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4e6b" officeooo:paragraph-rsid="00174e6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6pt" officeooo:rsid="00174e6b" officeooo:paragraph-rsid="00174e6b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74e6b" officeooo:paragraph-rsid="00174e6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74e6b" officeooo:paragraph-rsid="00174e6b" style:font-size-asian="14pt" style:font-size-complex="14pt"/>
    </style:style>
    <style:style style:name="P5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74e6b" style:font-size-asian="14pt" style:font-size-complex="16pt"/>
    </style:style>
    <style:style style:name="P6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9208c" style:font-size-asian="14pt" style:font-size-complex="16pt"/>
    </style:style>
    <style:style style:name="P7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b87c1" style:font-size-asian="14pt" style:font-size-complex="16pt"/>
    </style:style>
    <style:style style:name="P8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c77b7" style:font-size-asian="14pt" style:font-size-complex="16pt"/>
    </style:style>
    <style:style style:name="P9" style:family="paragraph" style:parent-style-name="Normalny">
      <style:paragraph-properties fo:text-align="start" style:justify-single-word="false"/>
      <style:text-properties style:font-name="Ubuntu" fo:font-size="16pt" officeooo:rsid="00174e6b" officeooo:paragraph-rsid="001ca2fa" style:font-size-asian="14pt" style:font-size-complex="16pt"/>
    </style:style>
    <style:style style:name="P10" style:family="paragraph" style:parent-style-name="Normalny">
      <style:text-properties officeooo:paragraph-rsid="00174e6b"/>
    </style:style>
    <style:style style:name="P11" style:family="paragraph" style:parent-style-name="Normalny">
      <style:paragraph-properties fo:text-align="start" style:justify-single-word="false"/>
      <style:text-properties officeooo:paragraph-rsid="0019208c"/>
    </style:style>
    <style:style style:name="P12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font-name="Ubuntu" fo:font-size="20pt" officeooo:rsid="00174e6b" officeooo:paragraph-rsid="00174e6b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20pt" officeooo:rsid="00174e6b" officeooo:paragraph-rsid="00174e6b" style:font-size-asian="20pt" style:font-size-complex="20pt"/>
    </style:style>
    <style:style style:name="P14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Ubuntu" fo:font-size="20pt" officeooo:rsid="002097b4" officeooo:paragraph-rsid="002097b4" style:font-size-asian="20pt" style:font-size-complex="20pt"/>
    </style:style>
    <style:style style:name="T1" style:family="text">
      <style:text-properties style:font-name="Ubuntu" fo:font-size="14pt" fo:language="en" fo:country="US" fo:font-weight="normal" officeooo:rsid="001ee156" style:font-size-asian="14pt" style:font-weight-asian="normal" style:font-size-complex="14pt" style:font-weight-complex="normal"/>
    </style:style>
    <style:style style:name="T2" style:family="text">
      <style:text-properties style:font-name="Ubuntu" fo:font-size="14pt" fo:language="en" fo:country="US" fo:font-weight="normal" officeooo:rsid="0020a51f" style:font-size-asian="14pt" style:font-weight-asian="normal" style:font-size-complex="14pt" style:font-weight-complex="normal"/>
    </style:style>
    <style:style style:name="T3" style:family="text">
      <style:text-properties style:font-name="Ubuntu" fo:font-size="14pt" fo:language="en" fo:country="US" fo:font-weight="normal" officeooo:rsid="0019208c" style:font-size-asian="12.25pt" style:font-weight-asian="normal" style:font-size-complex="14pt" style:font-weight-complex="normal"/>
    </style:style>
    <style:style style:name="T4" style:family="text">
      <style:text-properties style:font-name="Ubuntu" fo:font-size="14pt" fo:language="en" fo:country="US" fo:font-style="normal" fo:font-weight="normal" officeooo:rsid="0019208c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language="en" fo:country="US" fo:font-weight="normal" officeooo:rsid="0019208c" style:font-weight-asian="normal" style:font-weight-complex="normal"/>
    </style:style>
    <style:style style:name="T6" style:family="text">
      <style:text-properties fo:language="en" fo:country="US" fo:font-weight="normal" officeooo:rsid="001b87c1" style:font-weight-asian="normal" style:font-weight-complex="normal"/>
    </style:style>
    <style:style style:name="T7" style:family="text">
      <style:text-properties fo:font-size="14pt" fo:language="en" fo:country="US" fo:font-weight="normal" officeooo:rsid="001ee156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officeooo:rsid="0019208c" style:font-size-asian="12.25pt" style:font-weight-asian="normal" style:font-size-complex="14pt" style:font-weight-complex="normal"/>
    </style:style>
    <style:style style:name="T9" style:family="text">
      <style:text-properties fo:font-size="14pt" fo:language="en" fo:country="US" fo:font-weight="normal" officeooo:rsid="0019c65a" style:font-size-asian="12.25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1b87c1" style:font-size-asian="12.25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officeooo:rsid="001c77b7" style:font-size-asian="12.25pt" style:font-weight-asian="normal" style:font-size-complex="14pt" style:font-weight-complex="normal"/>
    </style:style>
    <style:style style:name="T12" style:family="text">
      <style:text-properties fo:color="#000000" fo:font-size="14pt" fo:language="en" fo:country="US" fo:font-style="normal" fo:font-weight="normal" officeooo:rsid="001c77b7" fo:background-color="#e8f2fe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en" fo:country="US" fo:font-style="normal" fo:font-weight="normal" officeooo:rsid="001ca2fa" fo:background-color="#e8f2fe" loext:char-shading-value="0" style:font-size-asian="12.25pt" style:font-style-asian="normal" style:font-weight-asian="normal" style:font-size-complex="14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ct: Simple Shop CRUD</text:p>
      <text:p text:style-name="P14">Author: Przybysz Filip</text:p>
      <text:p text:style-name="P3"/>
      <text:p text:style-name="P3">Documentation</text:p>
      <text:p text:style-name="P12"/>
      <text:p text:style-name="P3"/>
      <text:p text:style-name="P1"/>
      <text:p text:style-name="P2">Installation and running:</text:p>
      <text:p text:style-name="P4">1. Extract this ZIP archive into your desired directory.</text:p>
      <text:p text:style-name="P4">2. Make sure you have the latest version of Maven and Java.</text:p>
      <text:p text:style-name="P4">3. Go to parent directory of the project (the one where this file was) and open the Terminal.</text:p>
      <text:p text:style-name="P4">4. Run "mvn install" and "mvn package".</text:p>
      <text:p text:style-name="P4">5. Navigate to the "target" directory.</text:p>
      <text:p text:style-name="P4">6. Run "java -jar alpha-0.0.1-SNAPSHOT.jar".</text:p>
      <text:p text:style-name="P4">7. Open an Internet browser and go to localhost:8080 to see the results.</text:p>
      <text:p text:style-name="P2"/>
      <text:p text:style-name="P2">Technologies:</text:p>
      <text:p text:style-name="P10"><text:span text:style-name="Domyślna_20_czcionka_20_akapitu"><text:span text:style-name="T1">- Vaadin 13.0.3</text:span></text:span></text:p>
      <text:p text:style-name="P10"><text:span text:style-name="Domyślna_20_czcionka_20_akapitu"><text:span text:style-name="T1">- Spring Framework 2.1.4</text:span></text:span></text:p>
      <text:p text:style-name="P10"><text:span text:style-name="Domyślna_20_czcionka_20_akapitu"><text:span text:style-name="T1">- </text:span></text:span><text:span text:style-name="Domyślna_20_czcionka_20_akapitu"><text:span text:style-name="T2">Apache </text:span></text:span><text:span text:style-name="Domyślna_20_czcionka_20_akapitu"><text:span text:style-name="T1">Maven </text:span></text:span><text:span text:style-name="Domyślna_20_czcionka_20_akapitu"><text:span text:style-name="T2">3.5.2</text:span></text:span></text:p>
      <text:p text:style-name="P10"><text:span text:style-name="Domyślna_20_czcionka_20_akapitu"><text:span text:style-name="T1">- Junit5</text:span></text:span></text:p>
      <text:p text:style-name="P5"><text:span text:style-name="Domyślna_20_czcionka_20_akapitu"><text:span text:style-name="T7">- Eclipse Java IDE</text:span></text:span></text:p>
      <text:p text:style-name="P5"><text:span text:style-name="Domyślna_20_czcionka_20_akapitu"><text:span text:style-name="T7"/></text:span></text:p>
      <text:p text:style-name="P7"><text:span text:style-name="Domyślna_20_czcionka_20_akapitu"><text:span text:style-name="T6">Structure:</text:span></text:span></text:p>
      <text:p text:style-name="P7"><text:span text:style-name="Domyślna_20_czcionka_20_akapitu"><text:span text:style-name="T10">Generally the most important classes are in the ‘views’ package as they represent the UI the client sees.</text:span></text:span></text:p>
      <text:p text:style-name="P7"><text:span text:style-name="Domyślna_20_czcionka_20_akapitu"><text:span text:style-name="T10">They can contain grids and forms from ‘items’ which in turn depend on logic classes from ‘alpha’ to ask data providers from ‘data’ for information to display or modify.<text:line-break/>That information is characterized by ‘objects’ package and stored by MockDataService class from ‘data’.</text:span></text:span></text:p>
      <text:p text:style-name="P8"><text:span text:style-name="Domyślna_20_czcionka_20_akapitu"><text:span text:style-name="T11">LoginView from ‘alpha’ works with ‘</text:span></text:span><text:span text:style-name="Domyślna_20_czcionka_20_akapitu"><text:span text:style-name="T12">authentication’ to ensure that only elements relevant to user role are shown.</text:span></text:span></text:p>
      <text:p text:style-name="P9"><text:span text:style-name="Domyślna_20_czcionka_20_akapitu"><text:span text:style-name="T13">‘test.logic’ was needed as some </text:span></text:span><text:span text:style-name="Domyślna_20_czcionka_20_akapitu"><text:span text:style-name="T12">authentication </text:span></text:span><text:span text:style-name="Domyślna_20_czcionka_20_akapitu"><text:span text:style-name="T13">mechanisms require ongoing vaadin session.</text:span></text:span></text:p>
      <text:p text:style-name="P5"><text:span text:style-name="Domyślna_20_czcionka_20_akapitu"><text:span text:style-name="T7"/></text:span></text:p>
      <text:p text:style-name="P6"><text:span text:style-name="Domyślna_20_czcionka_20_akapitu"><text:span text:style-name="T5">Conclusion:</text:span></text:span></text:p>
      <text:p text:style-name="P6"><text:span text:style-name="Domyślna_20_czcionka_20_akapitu"><text:span text:style-name="T8">- Spring and Junit really help with debugging, allowing you to trace the route that led to an error;</text:span></text:span></text:p>
      <text:p text:style-name="P6"><text:span text:style-name="Domyślna_20_czcionka_20_akapitu"><text:span text:style-name="T8">- Maven hugely helps with dependencies;</text:span></text:span></text:p>
      <text:p text:style-name="P6"><text:soft-page-break/><text:span text:style-name="Domyślna_20_czcionka_20_akapitu"><text:span text:style-name="T8">- Vaading is great for making websites just like you would with any window application (though differences between popular v8 and v13 make many, even official, tutorials and examples simply outdated);</text:span></text:span></text:p>
      <text:p text:style-name="P6"><text:span text:style-name="Domyślna_20_czcionka_20_akapitu"><text:span text:style-name="T8">- </text:span></text:span><text:span text:style-name="Domyślna_20_czcionka_20_akapitu"><text:span text:style-name="T9">Java is a beautiful language that gives you many hints for quicker writing and problem-finding;</text:span></text:span></text:p>
      <text:p text:style-name="P6"><text:span text:style-name="Domyślna_20_czcionka_20_akapitu"><text:span text:style-name="T9">- </text:span></text:span><text:span text:style-name="Domyślna_20_czcionka_20_akapitu"><text:span text:style-name="T10">If you want something to act like a static method but it needs non-static fields then use getInstance() mechanism;</text:span></text:span></text:p>
      <text:p text:style-name="P11"><text:span text:style-name="Domyślna_20_czcionka_20_akapitu"><text:span text:style-name="T3">- </text:span></text:span><text:span text:style-name="Domyślna_20_czcionka_20_akapitu"><text:span text:style-name="T4">Object-oriented programming </text:span></text:span><text:span text:style-name="Domyślna_20_czcionka_20_akapitu"><text:span text:style-name="T3">generally allows for usage of somebody’s work without much need for understanding of the inner workings of their objec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ny" style:family="paragraph">
      <style:paragraph-properties fo:hyphenation-ladder-count="no-limit"/>
      <style:text-properties fo:hyphenate="false" fo:hyphenation-remain-char-count="2" fo:hyphenation-push-char-count="2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9:44:39.849037147</meta:creation-date>
    <meta:generator>LibreOffice/6.0.7.3$Linux_X86_64 LibreOffice_project/00m0$Build-3</meta:generator>
    <dc:date>2019-06-12T13:27:28.217151961</dc:date>
    <meta:editing-duration>PT33M</meta:editing-duration>
    <meta:editing-cycles>7</meta:editing-cycles>
    <meta:document-statistic meta:table-count="0" meta:image-count="0" meta:object-count="0" meta:page-count="2" meta:paragraph-count="29" meta:word-count="304" meta:character-count="1885" meta:non-whitespace-character-count="1610"/>
  </office:meta>
</office:document-meta>
</file>